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one_lstm_metrics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2.88249563439207E-032" calcext:value-type="float">
            <text:p>2.88249563439207E-3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2.88249563439207E-032" calcext:value-type="float">
            <text:p>2.88249563439207E-32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4:11:57.516449314</dc:date>
    <meta:editing-duration>PT19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